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0a7aed18-e803-11dd-8c1e-987e6d99e01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Sect1" style:family="section"/>
    <style:style style:name="graphic1" style:family="graphic">
      <style:graphic-properties style:wrap="run-through" style:run-through="foreground"/>
    </style:style>
    <style:page-layout style:name="PLayout2">
      <style:page-layout-properties fo:margin-top="1.270000cm" fo:margin-bottom="1.270000cm" fo:margin-left="1.0in" fo:margin-right="1.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in" fo:margin-right="1.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Normal"><draw:frame text:anchor-type="as-char" draw:z-index="0" draw:style-name="graphic1" svg:width="3.9300in" svg:height="3.2100in"><draw:image xlink:href="Pictures/0a7aed18-e803-11dd-8c1e-987e6d99e012.png" xlink:type="simple" xlink:show="embed" xlink:actuate="onLoad"/><svg:desc>My Image Description</svg:desc><svg:title>My Image Title</svg:title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